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o21" style:family="table">
      <style:table-properties style:width="15.639cm" fo:margin-left="-0.199cm" table:align="left" style:writing-mode="lr-tb"/>
    </style:style>
    <style:style style:name="Tablo21.A" style:family="table-column">
      <style:table-column-properties style:column-width="15.639cm"/>
    </style:style>
    <style:style style:name="Tablo21.1" style:family="table-row">
      <style:table-row-properties fo:keep-together="auto"/>
    </style:style>
    <style:style style:name="Tablo2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/>
      <style:text-properties fo:language="tr" fo:country="TR" officeooo:paragraph-rsid="001b743b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language="tr" fo:country="TR" fo:font-weight="bold" officeooo:paragraph-rsid="001b743b" style:font-size-asian="14pt" style:font-weight-asian="bold" style:font-size-complex="14pt"/>
    </style:style>
    <style:style style:name="P3" style:family="paragraph" style:parent-style-name="Standard">
      <style:paragraph-properties fo:line-height="150%"/>
      <style:text-properties officeooo:paragraph-rsid="001b743b"/>
    </style:style>
    <style:style style:name="P4" style:family="paragraph" style:parent-style-name="Standard" style:list-style-name="WW8Num5">
      <style:text-properties fo:font-weight="bold" officeooo:paragraph-rsid="001b743b" style:font-weight-asian="bold"/>
    </style:style>
    <style:style style:name="T1" style:family="text">
      <style:text-properties fo:language="tr" fo:country="TR"/>
    </style:style>
    <style:style style:name="T2" style:family="text">
      <style:text-properties fo:language="tr" fo:country="TR" fo:font-weight="bold" style:font-weight-asian="bold"/>
    </style:style>
    <style:style style:name="T3" style:family="text">
      <style:text-properties fo:color="#0000ff" fo:language="tr" fo:country="T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ri Tabanına Bağlanma</text:p>
      <text:p text:style-name="P1"/>
      <text:p text:style-name="P3"><text:span text:style-name="T2">create-Travel-derby.sql</text:span><text:span text:style-name="T1"> <text:s text:c="2"/>dosyasında SQL script var. (</text:span><text:span text:style-name="T3">C:\Program Files\NetBeans 6.0\visualweb1\startup\samples</text:span><text:span text:style-name="T1"> dizininde)</text:span></text:p>
      <text:list xml:id="list7079272392456898901" text:style-name="WW8Num5">
        <text:list-item>
          <text:p text:style-name="P4">DBMySQL.java</text:p>
        </text:list-item>
      </text:list>
      <table:table table:name="Tablo21" table:style-name="Tablo21">
        <table:table-column table:style-name="Tablo21.A"/>
        <table:table-row table:style-name="Tablo21.1">
          <table:table-cell table:style-name="Tablo21.A1" office:value-type="string">
            <text:p text:style-name="P1">import java.sql.Connection;</text:p>
            <text:p text:style-name="P1">import java.sql.DriverManager;</text:p>
            <text:p text:style-name="P1">import java.sql.ResultSet;</text:p>
            <text:p text:style-name="P1">import java.sql.SQLException;</text:p>
            <text:p text:style-name="P3"><text:span text:style-name="T1">import java.sql.Statement;</text:span></text:p>
            <text:p text:style-name="P1">public class DBMySQL {</text:p>
            <text:p text:style-name="P1"><text:s text:c="4"/>public static void main(String[] args) {</text:p>
            <text:p text:style-name="P1"><text:s text:c="8"/>try {</text:p>
            <text:p text:style-name="P1"><text:s text:c="12"/>// TODO code application logic here</text:p>
            <text:p text:style-name="P1"><text:s text:c="12"/>Class.forName("com.mysql.jdbc.Driver");</text:p>
            <text:p text:style-name="P1"><text:s text:c="12"/>Connection con=DriverManager.getConnection("jdbc:mysql://localhost:3306/travel", </text:p>
            <text:p text:style-name="P1"><text:s text:c="20"/>"root","");</text:p>
            <text:p text:style-name="P1"><text:s text:c="12"/>System.out.println("baglandi..");</text:p>
            <text:p text:style-name="P1"><text:s text:c="12"/>Statement stmt=con.createStatement();</text:p>
            <text:p text:style-name="P1"><text:s text:c="12"/>ResultSet res=stmt.executeQuery("select * from person");</text:p>
            <text:p text:style-name="P1"><text:s text:c="12"/>while(res.next())</text:p>
            <text:p text:style-name="P3"><text:span text:style-name="T1"><text:s text:c="16"/>System.out.println(res.getString("Name")+"-"+res.getString("JobTitle"));</text:span></text:p>
            <text:p text:style-name="P1"><text:s text:c="8"/>} catch (SQLException ex) { <text:s text:c="11"/></text:p>
            <text:p text:style-name="P1"><text:s text:c="8"/>} catch (ClassNotFoundException ex) { <text:s text:c="10"/></text:p>
            <text:p text:style-name="P1"><text:s text:c="8"/>}</text:p>
            <text:p text:style-name="P1"><text:s text:c="4"/>}</text:p>
            <text:p text:style-name="P1">}</text:p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WW8Num5z0" style:family="text">
      <style:text-properties style:font-name="Symbol" fo:font-size="14pt" fo:language="tr" fo:country="TR" style:font-size-asian="14pt" style:font-name-complex="Symbol" style:font-size-complex="14pt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44cm" fo:text-indent="-0.6cm" fo:margin-left="0.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0.261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009cm" fo:text-indent="-0.635cm" fo:margin-left="1.009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7.359cm" fo:text-indent="-0.635cm" fo:margin-left="7.359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8.629cm" fo:text-indent="-0.635cm" fo:margin-left="8.6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20:33:09.308512381</meta:creation-date>
    <dc:date>2014-04-14T20:33:33.764861682</dc:date>
    <dc:creator>sertac </dc:creator>
    <meta:editing-duration>P0D</meta:editing-duration>
    <meta:editing-cycles>1</meta:editing-cycles>
    <meta:document-statistic meta:table-count="1" meta:image-count="0" meta:object-count="0" meta:page-count="1" meta:paragraph-count="25" meta:word-count="69" meta:character-count="992" meta:non-whitespace-character-count="763"/>
    <meta:generator>LibreOffice/4.1.2.3$Linux_X86_64 LibreOffice_project/410m0$Build-3</meta:generator>
  </office:meta>
</office:document-meta>
</file>